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2" draw:id="id2" draw:layer="layout" svg:width="7.6cm" svg:height="1.5cm" svg:x="5.6cm" svg:y="3.2cm">
          <text:p text:style-name="P1">Determine playback speed</text:p>
        </draw:rect>
        <draw:ellipse draw:style-name="gr1" draw:text-style-name="P1" xml:id="id1" draw:id="id1" draw:layer="layout" svg:width="2.4cm" svg:height="1.4cm" svg:x="8.2cm" svg:y="0.4cm">
          <text:p text:style-name="P1">Start</text:p>
        </draw:ellipse>
        <draw:connector draw:style-name="gr2" draw:text-style-name="P1" draw:layer="layout" svg:x1="9.4cm" svg:y1="1.8cm" svg:x2="9.4cm" svg:y2="3.2cm" draw:start-shape="id1" draw:start-glue-point="2" draw:end-shape="id2" draw:end-glue-point="0" svg:d="m9400 1800v1400">
          <text:p/>
        </draw:connector>
        <draw:rect draw:style-name="gr1" draw:text-style-name="P1" draw:layer="layout" svg:width="15.2cm" svg:height="1.3cm" svg:x="-16.8cm" svg:y="-1.6cm">
          <text:p text:style-name="P1">WaveTable struct</text:p>
        </draw:rect>
        <draw:rect draw:style-name="gr1" draw:text-style-name="P1" draw:layer="layout" svg:width="15.2cm" svg:height="0.9cm" svg:x="-16.8cm" svg:y="-0.3cm">
          <text:p text:style-name="P1">Unsigned int size: the number of different tables</text:p>
        </draw:rect>
        <draw:rect draw:style-name="gr1" draw:text-style-name="P1" draw:layer="layout" svg:width="15.2cm" svg:height="1cm" svg:x="-16.8cm" svg:y="0.6cm">
          <text:p text:style-name="P1">unsigned int thresholds[size]: table of thresholds (max playback freq)</text:p>
        </draw:rect>
        <draw:rect draw:style-name="gr1" draw:text-style-name="P1" draw:layer="layout" svg:width="15.2cm" svg:height="1.2cm" svg:x="-16.8cm" svg:y="2.8cm">
          <text:p text:style-name="P1">Int table[sum(length[size])]: wavetables.</text:p>
        </draw:rect>
        <draw:rect draw:style-name="gr1" draw:text-style-name="P1" draw:layer="layout" svg:width="15.2cm" svg:height="1.2cm" svg:x="-16.8cm" svg:y="1.6cm">
          <text:p text:style-name="P1">Int length[size]: list of lengths of all individual tables in format 2^length</text:p>
        </draw:rect>
        <draw:rect draw:style-name="gr1" draw:text-style-name="P1" xml:id="id8" draw:id="id8" draw:layer="layout" svg:width="6.6cm" svg:height="1.7cm" svg:x="2.2cm" svg:y="6.2cm">
          <text:p text:style-name="P1">Find correct table</text:p>
        </draw:rect>
        <draw:rect draw:style-name="gr3" draw:text-style-name="P1" xml:id="id3" draw:id="id3" draw:layer="layout" svg:width="3.4cm" svg:height="1.1cm" svg:x="20.2cm" svg:y="0.8cm">
          <text:p/>
        </draw:rect>
        <draw:rect draw:style-name="gr3" draw:text-style-name="P1" xml:id="id5" draw:id="id5" draw:layer="layout" svg:width="3.4cm" svg:height="1.1cm" svg:x="23.9cm" svg:y="0.8cm">
          <text:p/>
        </draw:rect>
        <draw:connector draw:style-name="gr2" draw:text-style-name="P1" xml:id="id4" draw:id="id4" draw:layer="layout" svg:x1="23.727cm" svg:y1="-0.598cm" svg:x2="21.9cm" svg:y2="0.8cm" draw:end-shape="id3" draw:end-glue-point="0" svg:d="m23727-598v449h-1827v949">
          <text:p/>
        </draw:connector>
        <draw:connector draw:style-name="gr2" draw:text-style-name="P1" draw:layer="layout" svg:x1="23.727cm" svg:y1="-0.598cm" svg:x2="25.6cm" svg:y2="0.8cm" draw:start-shape="id4" draw:start-glue-point="2" draw:end-shape="id5" svg:d="m23727-598h1873v1398">
          <text:p/>
        </draw:connector>
        <draw:connector draw:style-name="gr2" draw:text-style-name="P1" xml:id="id6" draw:id="id6" draw:layer="layout" svg:x1="21.9cm" svg:y1="1.9cm" svg:x2="23.812cm" svg:y2="3.755cm" draw:start-shape="id3" draw:start-glue-point="2" svg:d="m21900 1900v1178h1912v677">
          <text:p/>
        </draw:connector>
        <draw:connector draw:style-name="gr2" draw:text-style-name="P1" draw:layer="layout" svg:x1="25.6cm" svg:y1="1.9cm" svg:x2="23.812cm" svg:y2="3.755cm" draw:start-shape="id5" draw:start-glue-point="2" draw:end-shape="id6" draw:end-glue-point="3" svg:d="m25600 1900v1855h-1788">
          <text:p/>
        </draw:connector>
        <draw:frame draw:style-name="gr4" draw:layer="layout" svg:width="10.429cm" svg:height="0.963cm" svg:x="26.6cm" svg:y="0cm">
          <draw:text-box>
            <text:p>Algorithems contained in eachother</text:p>
          </draw:text-box>
        </draw:frame>
        <draw:rect draw:style-name="gr1" draw:text-style-name="P1" xml:id="id7" draw:id="id7" draw:layer="layout" svg:width="6.6cm" svg:height="1.7cm" svg:x="9.4cm" svg:y="6.2cm">
          <text:p text:style-name="P1">Find starting point</text:p>
        </draw:rect>
        <draw:connector draw:style-name="gr2" draw:text-style-name="P1" draw:layer="layout" svg:x1="9.4cm" svg:y1="4.7cm" svg:x2="12.7cm" svg:y2="6.2cm" draw:start-shape="id2" draw:start-glue-point="2" draw:end-shape="id7" svg:d="m9400 4700v750h3300v750">
          <text:p/>
        </draw:connector>
        <draw:connector draw:style-name="gr2" draw:text-style-name="P1" draw:layer="layout" svg:x1="9.4cm" svg:y1="4.7cm" svg:x2="5.5cm" svg:y2="6.2cm" draw:start-shape="id2" draw:start-glue-point="2" draw:end-shape="id8" svg:d="m9400 4700v750h-3900v750">
          <text:p/>
        </draw:connector>
        <draw:rect draw:style-name="gr1" draw:text-style-name="P1" xml:id="id9" draw:id="id9" draw:layer="layout" svg:width="7.6cm" svg:height="1.9cm" svg:x="5.5cm" svg:y="9.2cm">
          <text:p text:style-name="P1">Interplorate to point</text:p>
        </draw:rect>
        <draw:connector draw:style-name="gr2" draw:text-style-name="P1" draw:layer="layout" svg:x1="5.5cm" svg:y1="7.9cm" svg:x2="9.3cm" svg:y2="9.2cm" draw:start-shape="id8" draw:start-glue-point="2" draw:end-shape="id9" svg:d="m5500 7900v650h3800v650">
          <text:p/>
        </draw:connector>
        <draw:connector draw:style-name="gr2" draw:text-style-name="P1" draw:layer="layout" svg:x1="12.7cm" svg:y1="7.9cm" svg:x2="9.3cm" svg:y2="9.2cm" draw:start-shape="id7" draw:start-glue-point="2" draw:end-shape="id9" draw:end-glue-point="0" svg:d="m12700 7900v650h-3400v650">
          <text:p/>
        </draw:connector>
        <draw:connector draw:style-name="gr2" draw:text-style-name="P1" draw:layer="layout" svg:x1="9.3cm" svg:y1="11.1cm" svg:x2="9.3cm" svg:y2="12.8cm" draw:start-shape="id9" draw:start-glue-point="2" draw:end-shape="id10" svg:d="m9300 11100v1700">
          <text:p/>
        </draw:connector>
        <draw:rect draw:style-name="gr1" draw:text-style-name="P1" xml:id="id10" draw:id="id10" draw:layer="layout" svg:width="8.4cm" svg:height="2.2cm" svg:x="5.1cm" svg:y="12.8cm">
          <text:p text:style-name="P1">output</text:p>
        </draw:rect>
        <draw:rect draw:style-name="gr1" draw:text-style-name="P1" draw:layer="layout" svg:width="3.1cm" svg:height="1.6cm" svg:x="-17.7cm" svg:y="4.9cm">
          <text:p text:style-name="P1">Largest table/</text:p>
          <text:p text:style-name="P1">Lowest tone first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9T12:00:18.17</meta:creation-date>
    <dc:date>2013-06-21T19:31:07.25</dc:date>
    <meta:editing-duration>P1DT23H42M10S</meta:editing-duration>
    <meta:editing-cycles>2</meta:editing-cycles>
    <meta:generator>OpenOffice.org/3.4.1$Win32 OpenOffice.org_project/341m1$Build-9593</meta:generator>
    <meta:document-statistic meta:object-count="25"/>
  </office:meta>
</office:document-meta>
</file>